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3.9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ILITARY EXPENDITURES(% OF GDP)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5/geos/af.html" xlink:type="simple">Afghanistan</text:a></text:p>
          </table:table-cell>
          <table:table-cell office:value-type="string" calcext:value-type="string">
            <text:p>NA% (2012)</text:p>
            <text:p>4.74% of GDP (2011)</text:p>
            <text:p>NA% (2010)</text:p>
          </table:table-cell>
          <table:table-cell table:formula="of:=MID([.B2]; 1; FIND(&quot;%&quot;; [.B2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0.85% of GDP (2015)</text:p>
            <text:p>1.04% of GDP (2014)</text:p>
            <text:p>1.5% of GDP (2013)</text:p>
            <text:p>1.47% of GDP (2012)</text:p>
            <text:p>1.52% of GDP (2011)</text:p>
          </table:table-cell>
          <table:table-cell table:formula="of:=MID([.B3]; 1; FIND(&quot;%&quot;; [.B3])-1)" office:value-type="string" office:string-value="0.85" calcext:value-type="string">
            <text:p>0.8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4.48% of GDP (2012)</text:p>
            <text:p>4.36% of GDP (2011)</text:p>
            <text:p>4.48% of GDP (2010)</text:p>
          </table:table-cell>
          <table:table-cell table:formula="of:=MID([.B4]; 1; FIND(&quot;%&quot;; [.B4])-1)" office:value-type="string" office:string-value="4.48" calcext:value-type="string">
            <text:p>4.4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3.63% of GDP (2012)</text:p>
            <text:p>3.5% of GDP (2011)</text:p>
            <text:p>3.63% of GDP (2010)</text:p>
          </table:table-cell>
          <table:table-cell table:formula="of:=MID([.B5]; 1; FIND(&quot;%&quot;; [.B5])-1)" office:value-type="string" office:string-value="3.63" calcext:value-type="string">
            <text:p>3.6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0.91% of GDP (2012)</text:p>
            <text:p>0.9% of GDP (2011)</text:p>
            <text:p>0.91% of GDP (2010)</text:p>
          </table:table-cell>
          <table:table-cell table:formula="of:=MID([.B6]; 1; FIND(&quot;%&quot;; [.B6])-1)" office:value-type="string" office:string-value="0.91" calcext:value-type="string">
            <text:p>0.91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4.1% of GDP (2013)</text:p>
            <text:p>3.92% of GDP (2012)</text:p>
            <text:p>3.87% of GDP (2011)</text:p>
            <text:p>3.92% of GDP (2010)</text:p>
          </table:table-cell>
          <table:table-cell table:formula="of:=MID([.B7]; 1; FIND(&quot;%&quot;; [.B7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1.71% of GDP (2012)</text:p>
            <text:p>1.84% of GDP (2011)</text:p>
            <text:p>1.71% of GDP (2010)</text:p>
          </table:table-cell>
          <table:table-cell table:formula="of:=MID([.B8]; 1; FIND(&quot;%&quot;; [.B8])-1)" office:value-type="string" office:string-value="1.71" calcext:value-type="string">
            <text:p>1.71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au.html" xlink:type="simple">Austria</text:a></text:p>
          </table:table-cell>
          <table:table-cell office:value-type="string" calcext:value-type="string">
            <text:p>0.55% of GDP (2015 projected)</text:p>
            <text:p>0.62% of GDP (2014)</text:p>
            <text:p>0.63% of GDP (2013)</text:p>
            <text:p>0.68% of GDP (2012)</text:p>
            <text:p>0.7% of GDP (2011)</text:p>
          </table:table-cell>
          <table:table-cell table:formula="of:=MID([.B9]; 1; FIND(&quot;%&quot;; [.B9])-1)" office:value-type="string" office:string-value="0.55" calcext:value-type="string">
            <text:p>0.5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4.7% of GDP (2013)</text:p>
            <text:p>4.64% of GDP (2012)</text:p>
            <text:p>4.67% of GDP (2011)</text:p>
            <text:p>4.64% of GDP (2010)</text:p>
          </table:table-cell>
          <table:table-cell table:formula="of:=MID([.B10]; 1; FIND(&quot;%&quot;; [.B10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a.html" xlink:type="simple">Bahrain</text:a></text:p>
          </table:table-cell>
          <table:table-cell office:value-type="string" calcext:value-type="string">
            <text:p>4.2% of GDP (2014)</text:p>
            <text:p>4.1% of GDP (2013)</text:p>
            <text:p>3.9% of GDP (2010)</text:p>
          </table:table-cell>
          <table:table-cell table:formula="of:=MID([.B11]; 1; FIND(&quot;%&quot;; [.B11])-1)" office:value-type="string" office:string-value="4.2" calcext:value-type="string">
            <text:p>4.2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1.15% of GDP (2013)</text:p>
            <text:p>1.35% of GDP (2012)</text:p>
            <text:p>1.44% of GDP (2011)</text:p>
            <text:p>1.35% of GDP (2010)</text:p>
          </table:table-cell>
          <table:table-cell table:formula="of:=MID([.B12]; 1; FIND(&quot;%&quot;; [.B12])-1)" office:value-type="string" office:string-value="1.15" calcext:value-type="string">
            <text:p>1.1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1.3% of GDP (2013)</text:p>
            <text:p>1.2% of GDP (2012)</text:p>
            <text:p>1.27% of GDP (2011)</text:p>
            <text:p>1.2% of GDP (2010)</text:p>
          </table:table-cell>
          <table:table-cell table:formula="of:=MID([.B13]; 1; FIND(&quot;%&quot;; [.B13])-1)" office:value-type="string" office:string-value="1.3" calcext:value-type="string">
            <text:p>1.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1% of GDP (2013)</text:p>
            <text:p>1.05% of GDP (2012)</text:p>
            <text:p>1.08% of GDP (2011)</text:p>
            <text:p>1.05% of GDP (2010)</text:p>
          </table:table-cell>
          <table:table-cell table:formula="of:=MID([.B14]; 1; FIND(&quot;%&quot;; [.B14])-1)" office:value-type="string" office:string-value="1" calcext:value-type="string">
            <text:p>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NA% (2012)</text:p>
            <text:p>1.08% of GDP (2011)</text:p>
            <text:p>NA% (2010)</text:p>
          </table:table-cell>
          <table:table-cell table:formula="of:=MID([.B15]; 1; FIND(&quot;%&quot;; [.B15])-1)" office:value-type="string" office:string-value="NA" calcext:value-type="string">
            <text:p>NA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1.03% of GDP (2012)</text:p>
            <text:p>NA% (2011)</text:p>
            <text:p>1.03% of GDP (2010)</text:p>
          </table:table-cell>
          <table:table-cell table:formula="of:=MID([.B16]; 1; FIND(&quot;%&quot;; [.B16])-1)" office:value-type="string" office:string-value="1.03" calcext:value-type="string">
            <text:p>1.0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1.47% of GDP (2012)</text:p>
            <text:p>1.47% of GDP (2011)</text:p>
            <text:p>1.47% of GDP (2010)</text:p>
          </table:table-cell>
          <table:table-cell table:formula="of:=MID([.B17]; 1; FIND(&quot;%&quot;; [.B17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k.html" xlink:type="simple">Bosnia and Herzegovina</text:a></text:p>
          </table:table-cell>
          <table:table-cell office:value-type="string" calcext:value-type="string">
            <text:p>0.98% of GDP (2014)</text:p>
            <text:p>1.04% of GDP (2013)</text:p>
            <text:p>1.35% of GDP (2012)</text:p>
            <text:p>1.15% of GDP (2011)</text:p>
            <text:p>1.35% of GDP (2010)</text:p>
          </table:table-cell>
          <table:table-cell table:formula="of:=MID([.B18]; 1; FIND(&quot;%&quot;; [.B18])-1)" office:value-type="string" office:string-value="0.98" calcext:value-type="string">
            <text:p>0.98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2% of GDP (2013)</text:p>
            <text:p>2.31% of GDP (2012)</text:p>
            <text:p>2.43% of GDP (2011)</text:p>
            <text:p>2.31% of GDP (2010)</text:p>
          </table:table-cell>
          <table:table-cell table:formula="of:=MID([.B19]; 1; FIND(&quot;%&quot;; [.B19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1.47% of GDP (2012)</text:p>
            <text:p>1.49% of GDP (2011)</text:p>
            <text:p>1.47% of GDP (2010)</text:p>
          </table:table-cell>
          <table:table-cell table:formula="of:=MID([.B20]; 1; FIND(&quot;%&quot;; [.B20])-1)" office:value-type="string" office:string-value="1.47" calcext:value-type="string">
            <text:p>1.4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x.html" xlink:type="simple">Brunei</text:a></text:p>
          </table:table-cell>
          <table:table-cell office:value-type="string" calcext:value-type="string">
            <text:p>2.43% of GDP (2012)</text:p>
            <text:p>2.54% of GDP (2011)</text:p>
            <text:p>2.43% of GDP (2010)</text:p>
          </table:table-cell>
          <table:table-cell table:formula="of:=MID([.B21]; 1; FIND(&quot;%&quot;; [.B21])-1)" office:value-type="string" office:string-value="2.43" calcext:value-type="string">
            <text:p>2.4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1.6% of GDP (2013)</text:p>
            <text:p>1.46% of GDP (2012)</text:p>
            <text:p>1.55% of GDP (2011)</text:p>
            <text:p>1.46% of GDP (2010)</text:p>
          </table:table-cell>
          <table:table-cell table:formula="of:=MID([.B22]; 1; FIND(&quot;%&quot;; [.B22])-1)" office:value-type="string" office:string-value="1.6" calcext:value-type="string">
            <text:p>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1.39% of GDP (2012)</text:p>
            <text:p>1.34% of GDP (2011)</text:p>
            <text:p>1.39% of GDP (2010)</text:p>
          </table:table-cell>
          <table:table-cell table:formula="of:=MID([.B23]; 1; FIND(&quot;%&quot;; [.B23])-1)" office:value-type="string" office:string-value="1.39" calcext:value-type="string">
            <text:p>1.39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2.39% of GDP (2012)</text:p>
            <text:p>NA% (2011)</text:p>
            <text:p>2.39% of GDP (2010)</text:p>
          </table:table-cell>
          <table:table-cell table:formula="of:=MID([.B24]; 1; FIND(&quot;%&quot;; [.B24])-1)" office:value-type="string" office:string-value="2.39" calcext:value-type="string">
            <text:p>2.3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NA% (2012)</text:p>
            <text:p>0.51% of GDP (2011)</text:p>
            <text:p>NA% (2010)</text:p>
          </table:table-cell>
          <table:table-cell table:formula="of:=MID([.B25]; 1; FIND(&quot;%&quot;; [.B2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2% of GDP (2015 est.)</text:p>
            <text:p>1.8% of GDP (2014)</text:p>
            <text:p>1.58% of GDP (2013)</text:p>
            <text:p>1.54% of GDP (2012)</text:p>
            <text:p>1.5% of GDP (2011)</text:p>
          </table:table-cell>
          <table:table-cell table:formula="of:=MID([.B26]; 1; FIND(&quot;%&quot;; [.B26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1.42% of GDP (2012)</text:p>
            <text:p>1.37% of GDP (2011)</text:p>
            <text:p>1.42% of GDP (2010)</text:p>
          </table:table-cell>
          <table:table-cell table:formula="of:=MID([.B27]; 1; FIND(&quot;%&quot;; [.B27])-1)" office:value-type="string" office:string-value="1.42" calcext:value-type="string">
            <text:p>1.42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1% of GDP (2013)</text:p>
            <text:p>1.24% of GDP (2012)</text:p>
            <text:p>1.31% of GDP (2011)</text:p>
            <text:p>1.24% of GDP (2010)</text:p>
          </table:table-cell>
          <table:table-cell table:formula="of:=MID([.B28]; 1; FIND(&quot;%&quot;; [.B28])-1)" office:value-type="string" office:string-value="1" calcext:value-type="string">
            <text:p>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NA% (2012)</text:p>
            <text:p>2.28% of GDP (2011)</text:p>
            <text:p>NA% (2010)</text:p>
          </table:table-cell>
          <table:table-cell table:formula="of:=MID([.B29]; 1; FIND(&quot;%&quot;; [.B29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2.04% of GDP (2012)</text:p>
            <text:p>2.17% of GDP (2011)</text:p>
            <text:p>2.04% of GDP (2010)</text:p>
          </table:table-cell>
          <table:table-cell table:formula="of:=MID([.B30]; 1; FIND(&quot;%&quot;; [.B30])-1)" office:value-type="string" office:string-value="2.04" calcext:value-type="string">
            <text:p>2.0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1.99% of GDP (2012)</text:p>
            <text:p>2% of GDP (2011)</text:p>
            <text:p>1.99% of GDP (2010)</text:p>
          </table:table-cell>
          <table:table-cell table:formula="of:=MID([.B31]; 1; FIND(&quot;%&quot;; [.B31])-1)" office:value-type="string" office:string-value="1.99" calcext:value-type="string">
            <text:p>1.9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3.28% of GDP (2012)</text:p>
            <text:p>3.06% of GDP (2011)</text:p>
            <text:p>3.63% of GDP (2010)</text:p>
          </table:table-cell>
          <table:table-cell table:formula="of:=MID([.B32]; 1; FIND(&quot;%&quot;; [.B32])-1)" office:value-type="string" office:string-value="3.28" calcext:value-type="string">
            <text:p>3.2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1.72% of GDP (2012)</text:p>
            <text:p>1.53% of GDP (2011)</text:p>
            <text:p>1.72% of GDP (2010)</text:p>
          </table:table-cell>
          <table:table-cell table:formula="of:=MID([.B33]; 1; FIND(&quot;%&quot;; [.B33])-1)" office:value-type="string" office:string-value="1.72" calcext:value-type="string">
            <text:p>1.7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1.65% of GDP (2012)</text:p>
            <text:p>1.49% of GDP (2011)</text:p>
            <text:p>1.65% of GDP (2010)</text:p>
          </table:table-cell>
          <table:table-cell table:formula="of:=MID([.B34]; 1; FIND(&quot;%&quot;; [.B34])-1)" office:value-type="string" office:string-value="1.65" calcext:value-type="string">
            <text:p>1.6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1.7% of GDP (2012)</text:p>
            <text:p>1.77% of GDP (2011)</text:p>
            <text:p>1.7% of GDP (2010)</text:p>
          </table:table-cell>
          <table:table-cell table:formula="of:=MID([.B35]; 1; FIND(&quot;%&quot;; [.B35])-1)" office:value-type="string" office:string-value="1.7" calcext:value-type="string">
            <text:p>1.7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2.1% of GDP (2013)</text:p>
            <text:p>2.05% of GDP (2012)</text:p>
            <text:p>2.14% of GDP (2011)</text:p>
            <text:p>2.05% of GDP (2010)</text:p>
          </table:table-cell>
          <table:table-cell table:formula="of:=MID([.B36]; 1; FIND(&quot;%&quot;; [.B36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1.04% of GDP (2015)</text:p>
            <text:p>1.08% of GDP (2014)</text:p>
            <text:p>1.06% of GDP (2013)</text:p>
            <text:p>1.13% of GDP (2012)</text:p>
            <text:p>1.15% of GDP (2011)</text:p>
          </table:table-cell>
          <table:table-cell table:formula="of:=MID([.B37]; 1; FIND(&quot;%&quot;; [.B37])-1)" office:value-type="string" office:string-value="1.04" calcext:value-type="string">
            <text:p>1.04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1.37% of GDP (2013)</text:p>
            <text:p>1.41% of GDP (2012)</text:p>
            <text:p>1.35% of GDP (2011)</text:p>
            <text:p>1.41% of GDP (2010)</text:p>
          </table:table-cell>
          <table:table-cell table:formula="of:=MID([.B38]; 1; FIND(&quot;%&quot;; [.B38])-1)" office:value-type="string" office:string-value="1.37" calcext:value-type="string">
            <text:p>1.3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dr.html" xlink:type="simple">Dominican Republic</text:a></text:p>
          </table:table-cell>
          <table:table-cell office:value-type="string" calcext:value-type="string">
            <text:p>0.61% of GDP (2012)</text:p>
            <text:p>0.63% of GDP (2011)</text:p>
            <text:p>0.61% of GDP (2010)</text:p>
          </table:table-cell>
          <table:table-cell table:formula="of:=MID([.B39]; 1; FIND(&quot;%&quot;; [.B39])-1)" office:value-type="string" office:string-value="0.61" calcext:value-type="string">
            <text:p>0.6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2.83% of GDP (2012)</text:p>
            <text:p>3.2% of GDP (2011)</text:p>
            <text:p>2.83% of GDP (2010)</text:p>
          </table:table-cell>
          <table:table-cell table:formula="of:=MID([.B40]; 1; FIND(&quot;%&quot;; [.B40])-1)" office:value-type="string" office:string-value="2.83" calcext:value-type="string">
            <text:p>2.8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1.67% of GDP (2013)</text:p>
            <text:p>1.72% of GDP (2012)</text:p>
            <text:p>1.86% of GDP (2011)</text:p>
            <text:p>1.72% of GDP (2010)</text:p>
          </table:table-cell>
          <table:table-cell table:formula="of:=MID([.B41]; 1; FIND(&quot;%&quot;; [.B41])-1)" office:value-type="string" office:string-value="1.67" calcext:value-type="string">
            <text:p>1.6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s.html" xlink:type="simple">El Salvador</text:a></text:p>
          </table:table-cell>
          <table:table-cell office:value-type="string" calcext:value-type="string">
            <text:p>0.99% of GDP (2012)</text:p>
            <text:p>1.11% of GDP (2011)</text:p>
            <text:p>0.99% of GDP (2010)</text:p>
          </table:table-cell>
          <table:table-cell table:formula="of:=MID([.B42]; 1; FIND(&quot;%&quot;; [.B42])-1)" office:value-type="string" office:string-value="0.99" calcext:value-type="string">
            <text:p>0.9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en.html" xlink:type="simple">Estonia</text:a></text:p>
          </table:table-cell>
          <table:table-cell office:value-type="string" calcext:value-type="string">
            <text:p>2% of GDP (2013)</text:p>
            <text:p>1.92% of GDP (2012)</text:p>
            <text:p>1.69% of GDP (2011)</text:p>
            <text:p>1.92% of GDP (2010)</text:p>
          </table:table-cell>
          <table:table-cell table:formula="of:=MID([.B43]; 1; FIND(&quot;%&quot;; [.B43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0.91% of GDP (2012)</text:p>
            <text:p>1.1% of GDP (2011)</text:p>
            <text:p>0.91% of GDP (2010)</text:p>
          </table:table-cell>
          <table:table-cell table:formula="of:=MID([.B44]; 1; FIND(&quot;%&quot;; [.B44])-1)" office:value-type="string" office:string-value="0.91" calcext:value-type="string">
            <text:p>0.9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e.html" xlink:type="simple">European Union</text:a></text:p>
          </table:table-cell>
          <table:table-cell office:value-type="string" calcext:value-type="string">
            <text:p>1.65% of GDP (2012)</text:p>
            <text:p>1.66% of GDP (2011)</text:p>
            <text:p>1.65% of GDP (2010)</text:p>
          </table:table-cell>
          <table:table-cell table:formula="of:=MID([.B45]; 1; FIND(&quot;%&quot;; [.B45])-1)" office:value-type="string" office:string-value="1.65" calcext:value-type="string">
            <text:p>1.6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1.47% of GDP (2012)</text:p>
            <text:p>1.44% of GDP (2011)</text:p>
            <text:p>1.47% of GDP (2010)</text:p>
          </table:table-cell>
          <table:table-cell table:formula="of:=MID([.B46]; 1; FIND(&quot;%&quot;; [.B46])-1)" office:value-type="string" office:string-value="1.47" calcext:value-type="string">
            <text:p>1.4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1.47% of GDP (2012)</text:p>
            <text:p>1.42% of GDP (2011)</text:p>
            <text:p>1.47% of GDP (2010)</text:p>
          </table:table-cell>
          <table:table-cell table:formula="of:=MID([.B47]; 1; FIND(&quot;%&quot;; [.B47])-1)" office:value-type="string" office:string-value="1.47" calcext:value-type="string">
            <text:p>1.4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1.8% of GDP (2014)</text:p>
            <text:p>1.9% of GDP (2013)</text:p>
            <text:p>1.9% of GDP (2012)</text:p>
          </table:table-cell>
          <table:table-cell table:formula="of:=MID([.B48]; 1; FIND(&quot;%&quot;; [.B48])-1)" office:value-type="string" office:string-value="1.8" calcext:value-type="string">
            <text:p>1.8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1.34% of GDP (2012)</text:p>
            <text:p>NA% (2011)</text:p>
            <text:p>1.34% of GDP (2010)</text:p>
          </table:table-cell>
          <table:table-cell table:formula="of:=MID([.B49]; 1; FIND(&quot;%&quot;; [.B49])-1)" office:value-type="string" office:string-value="1.34" calcext:value-type="string">
            <text:p>1.34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2.7% of GDP (2013)</text:p>
            <text:p>2.88% of GDP (2012)</text:p>
            <text:p>3.25% of GDP (2011)</text:p>
            <text:p>2.88% of GDP (2010)</text:p>
          </table:table-cell>
          <table:table-cell table:formula="of:=MID([.B50]; 1; FIND(&quot;%&quot;; [.B50])-1)" office:value-type="string" office:string-value="2.7" calcext:value-type="string">
            <text:p>2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1.35% of GDP (2012)</text:p>
            <text:p>1.34% of GDP (2011)</text:p>
            <text:p>1.35% of GDP (2010)</text:p>
          </table:table-cell>
          <table:table-cell table:formula="of:=MID([.B51]; 1; FIND(&quot;%&quot;; [.B51])-1)" office:value-type="string" office:string-value="1.35" calcext:value-type="string">
            <text:p>1.3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0.56% of GDP (2014)</text:p>
            <text:p>0.61% of GDP (2013)</text:p>
            <text:p>0.27% of GDP (2012)</text:p>
          </table:table-cell>
          <table:table-cell table:formula="of:=MID([.B52]; 1; FIND(&quot;%&quot;; [.B52])-1)" office:value-type="string" office:string-value="0.56" calcext:value-type="string">
            <text:p>0.5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1.72% of GDP (2012)</text:p>
            <text:p>2.31% of GDP (2011)</text:p>
            <text:p>2.63% of GDP (2010)</text:p>
          </table:table-cell>
          <table:table-cell table:formula="of:=MID([.B53]; 1; FIND(&quot;%&quot;; [.B53])-1)" office:value-type="string" office:string-value="1.72" calcext:value-type="string">
            <text:p>1.7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0.42% of GDP (2012)</text:p>
            <text:p>0.41% of GDP (2011)</text:p>
            <text:p>0.42% of GDP (2010)</text:p>
          </table:table-cell>
          <table:table-cell table:formula="of:=MID([.B54]; 1; FIND(&quot;%&quot;; [.B54])-1)" office:value-type="string" office:string-value="0.42" calcext:value-type="string">
            <text:p>0.4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1.85% of GDP (2012)</text:p>
            <text:p>1.81% of GDP (2011)</text:p>
            <text:p>1.85% of GDP (2010)</text:p>
          </table:table-cell>
          <table:table-cell table:formula="of:=MID([.B55]; 1; FIND(&quot;%&quot;; [.B55])-1)" office:value-type="string" office:string-value="1.85" calcext:value-type="string">
            <text:p>1.8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1.09% of GDP (2012)</text:p>
            <text:p>1.17% of GDP (2011)</text:p>
            <text:p>1.09% of GDP (2010)</text:p>
          </table:table-cell>
          <table:table-cell table:formula="of:=MID([.B56]; 1; FIND(&quot;%&quot;; [.B56])-1)" office:value-type="string" office:string-value="1.09" calcext:value-type="string">
            <text:p>1.0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1.05% of GDP (2012)</text:p>
            <text:p>1.13% of GDP (2011)</text:p>
            <text:p>1.05% of GDP (2010)</text:p>
          </table:table-cell>
          <table:table-cell table:formula="of:=MID([.B57]; 1; FIND(&quot;%&quot;; [.B57])-1)" office:value-type="string" office:string-value="1.05" calcext:value-type="string">
            <text:p>1.0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0.83% of GDP (2012)</text:p>
            <text:p>0.99% of GDP (2011)</text:p>
            <text:p>0.83% of GDP (2010)</text:p>
          </table:table-cell>
          <table:table-cell table:formula="of:=MID([.B58]; 1; FIND(&quot;%&quot;; [.B58])-1)" office:value-type="string" office:string-value="0.83" calcext:value-type="string">
            <text:p>0.8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0.13% of GDP (2012)</text:p>
            <text:p>0.14% of GDP (2011)</text:p>
            <text:p>0.13% of GDP (2010)</text:p>
          </table:table-cell>
          <table:table-cell table:formula="of:=MID([.B59]; 1; FIND(&quot;%&quot;; [.B59])-1)" office:value-type="string" office:string-value="0.13" calcext:value-type="string">
            <text:p>0.1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2.4% of GDP (2013)</text:p>
            <text:p>2.5% of GDP (2012)</text:p>
            <text:p>2.6% of GDP (2011)</text:p>
            <text:p>2.7% of GDP (2010)</text:p>
          </table:table-cell>
          <table:table-cell table:formula="of:=MID([.B60]; 1; FIND(&quot;%&quot;; [.B60])-1)" office:value-type="string" office:string-value="2.4" calcext:value-type="string">
            <text:p>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0.78% of GDP (2012)</text:p>
            <text:p>0.67% of GDP (2011)</text:p>
            <text:p>0.78% of GDP (2010)</text:p>
          </table:table-cell>
          <table:table-cell table:formula="of:=MID([.B61]; 1; FIND(&quot;%&quot;; [.B61])-1)" office:value-type="string" office:string-value="0.78" calcext:value-type="string">
            <text:p>0.7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8.7% of GDP (2014)</text:p>
            <text:p>3.4% of GDP (2013)</text:p>
            <text:p>2.88% of GDP (2012)</text:p>
            <text:p>3.27% of GDP (2011)</text:p>
            <text:p>2.88% of GDP (2010)</text:p>
          </table:table-cell>
          <table:table-cell table:formula="of:=MID([.B62]; 1; FIND(&quot;%&quot;; [.B62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0.49% of GDP (2014)</text:p>
            <text:p>0.51% of GDP (2013)</text:p>
            <text:p>0.55% of GDP (2012)</text:p>
            <text:p>0.59% of GDP (2011)</text:p>
            <text:p>0.55% of GDP (2010)</text:p>
          </table:table-cell>
          <table:table-cell table:formula="of:=MID([.B63]; 1; FIND(&quot;%&quot;; [.B63])-1)" office:value-type="string" office:string-value="0.49" calcext:value-type="string">
            <text:p>0.4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5.69% of GDP (2012)</text:p>
            <text:p>5.87% of GDP (2011)</text:p>
            <text:p>5.69% of GDP (2010)</text:p>
          </table:table-cell>
          <table:table-cell table:formula="of:=MID([.B64]; 1; FIND(&quot;%&quot;; [.B64])-1)" office:value-type="string" office:string-value="5.69" calcext:value-type="string">
            <text:p>5.6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1.69% of GDP (2012)</text:p>
            <text:p>1.72% of GDP (2011)</text:p>
            <text:p>1.69% of GDP (2010)</text:p>
          </table:table-cell>
          <table:table-cell table:formula="of:=MID([.B65]; 1; FIND(&quot;%&quot;; [.B65])-1)" office:value-type="string" office:string-value="1.69" calcext:value-type="string">
            <text:p>1.6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0.86% of GDP (2012)</text:p>
            <text:p>0.92% of GDP (2011)</text:p>
            <text:p>0.86% of GDP (2010)</text:p>
          </table:table-cell>
          <table:table-cell table:formula="of:=MID([.B66]; 1; FIND(&quot;%&quot;; [.B66])-1)" office:value-type="string" office:string-value="0.86" calcext:value-type="string">
            <text:p>0.8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0.97% of GDP (2012)</text:p>
            <text:p>1.01% of GDP (2011)</text:p>
            <text:p>0.99% of GDP (2010)</text:p>
          </table:table-cell>
          <table:table-cell table:formula="of:=MID([.B67]; 1; FIND(&quot;%&quot;; [.B67])-1)" office:value-type="string" office:string-value="0.97" calcext:value-type="string">
            <text:p>0.9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4.65% of GDP (2012)</text:p>
            <text:p>4.64% of GDP (2011)</text:p>
            <text:p>4.65% of GDP (2010)</text:p>
          </table:table-cell>
          <table:table-cell table:formula="of:=MID([.B68]; 1; FIND(&quot;%&quot;; [.B68])-1)" office:value-type="string" office:string-value="4.65" calcext:value-type="string">
            <text:p>4.6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1.21% of GDP (2012)</text:p>
            <text:p>0.97% of GDP (2011)</text:p>
            <text:p>1.21% of GDP (2010)</text:p>
          </table:table-cell>
          <table:table-cell table:formula="of:=MID([.B69]; 1; FIND(&quot;%&quot;; [.B69])-1)" office:value-type="string" office:string-value="1.21" calcext:value-type="string">
            <text:p>1.2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1.96% of GDP (2012)</text:p>
            <text:p>1.88% of GDP (2011)</text:p>
            <text:p>1.96% of GDP (2010)</text:p>
          </table:table-cell>
          <table:table-cell table:formula="of:=MID([.B70]; 1; FIND(&quot;%&quot;; [.B70])-1)" office:value-type="string" office:string-value="1.96" calcext:value-type="string">
            <text:p>1.9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2.8% of GDP (2012)</text:p>
            <text:p>2.77% of GDP (2011)</text:p>
            <text:p>2.8% of GDP (2010)</text:p>
          </table:table-cell>
          <table:table-cell table:formula="of:=MID([.B71]; 1; FIND(&quot;%&quot;; [.B71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0% of GDP (2012)</text:p>
            <text:p>3.35% of GDP (2011)</text:p>
            <text:p>0% of GDP (2010)</text:p>
          </table:table-cell>
          <table:table-cell table:formula="of:=MID([.B72]; 1; FIND(&quot;%&quot;; [.B72])-1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NA% (2012)</text:p>
            <text:p>3.74% of GDP (2011)</text:p>
            <text:p>NA% (2010)</text:p>
          </table:table-cell>
          <table:table-cell table:formula="of:=MID([.B73]; 1; FIND(&quot;%&quot;; [.B73])-1)" office:value-type="string" office:string-value="NA" calcext:value-type="string">
            <text:p>NA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NA% (2012)</text:p>
            <text:p>0.23% of GDP (2011)</text:p>
            <text:p>NA% (2010)</text:p>
          </table:table-cell>
          <table:table-cell table:formula="of:=MID([.B74]; 1; FIND(&quot;%&quot;; [.B74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0.91% of GDP (2014)</text:p>
            <text:p>0.99% of GDP (2013)</text:p>
            <text:p>0.92% of GDP (2012)</text:p>
            <text:p>1.05% of GDP (2011)</text:p>
            <text:p>0.92% of GDP (2010)</text:p>
          </table:table-cell>
          <table:table-cell table:formula="of:=MID([.B75]; 1; FIND(&quot;%&quot;; [.B75])-1)" office:value-type="string" office:string-value="0.91" calcext:value-type="string">
            <text:p>0.9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4.04% of GDP (2012)</text:p>
            <text:p>4.06% of GDP (2011)</text:p>
            <text:p>4.04% of GDP (2010)</text:p>
          </table:table-cell>
          <table:table-cell table:formula="of:=MID([.B76]; 1; FIND(&quot;%&quot;; [.B76])-1)" office:value-type="string" office:string-value="4.04" calcext:value-type="string">
            <text:p>4.0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1.94% of GDP (2012)</text:p>
            <text:p>2.3% of GDP (2011)</text:p>
            <text:p>1.94% of GDP (2010)</text:p>
          </table:table-cell>
          <table:table-cell table:formula="of:=MID([.B77]; 1; FIND(&quot;%&quot;; [.B77])-1)" office:value-type="string" office:string-value="1.94" calcext:value-type="string">
            <text:p>1.9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i.html" xlink:type="simple">Liberia</text:a></text:p>
          </table:table-cell>
          <table:table-cell office:value-type="string" calcext:value-type="string">
            <text:p>0.82% of GDP (2012)</text:p>
            <text:p>0.86% of GDP (2011)</text:p>
            <text:p>0.82% of GDP (2010)</text:p>
          </table:table-cell>
          <table:table-cell table:formula="of:=MID([.B78]; 1; FIND(&quot;%&quot;; [.B78])-1)" office:value-type="string" office:string-value="0.82" calcext:value-type="string">
            <text:p>0.8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1.11% of GDP (2015)</text:p>
            <text:p>0.9% of GDP (2014)</text:p>
            <text:p>0.8% of GDP (2013)</text:p>
            <text:p>0.97% of GDP (2012)</text:p>
            <text:p>0.85% of GDP (2011)</text:p>
          </table:table-cell>
          <table:table-cell table:formula="of:=MID([.B79]; 1; FIND(&quot;%&quot;; [.B79])-1)" office:value-type="string" office:string-value="1.11" calcext:value-type="string">
            <text:p>1.1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u.html" xlink:type="simple">Luxembourg</text:a></text:p>
          </table:table-cell>
          <table:table-cell office:value-type="string" calcext:value-type="string">
            <text:p>0.6% of GDP (2012)</text:p>
            <text:p>0.61% of GDP (2011)</text:p>
            <text:p>0.6% of GDP (2010)</text:p>
          </table:table-cell>
          <table:table-cell table:formula="of:=MID([.B80]; 1; FIND(&quot;%&quot;; [.B80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k.html" xlink:type="simple">Macedonia</text:a></text:p>
          </table:table-cell>
          <table:table-cell office:value-type="string" calcext:value-type="string">
            <text:p>1.08% of GDP (2015)</text:p>
            <text:p>1.17% of GDP (2014)</text:p>
            <text:p>1.14% of GDP (2013)</text:p>
            <text:p>1.2% of GDP (2012)</text:p>
            <text:p>1.3% of GDP (2011)</text:p>
          </table:table-cell>
          <table:table-cell table:formula="of:=MID([.B81]; 1; FIND(&quot;%&quot;; [.B81])-1)" office:value-type="string" office:string-value="1.08" calcext:value-type="string">
            <text:p>1.0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0.69% of GDP (2012)</text:p>
            <text:p>0.73% of GDP (2011)</text:p>
            <text:p>0.69% of GDP (2010)</text:p>
          </table:table-cell>
          <table:table-cell table:formula="of:=MID([.B82]; 1; FIND(&quot;%&quot;; [.B82])-1)" office:value-type="string" office:string-value="0.69" calcext:value-type="string">
            <text:p>0.6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0.93% of GDP (2012)</text:p>
            <text:p>0.79% of GDP (2011)</text:p>
            <text:p>0.93% of GDP (2010)</text:p>
          </table:table-cell>
          <table:table-cell table:formula="of:=MID([.B83]; 1; FIND(&quot;%&quot;; [.B83])-1)" office:value-type="string" office:string-value="0.93" calcext:value-type="string">
            <text:p>0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1.5% of GDP (2014)</text:p>
            <text:p>1.5% of GDP (2013)</text:p>
            <text:p>1.55% of GDP (2012)</text:p>
            <text:p>1.67% of GDP (2011)</text:p>
            <text:p>1.55% of GDP (2010)</text:p>
          </table:table-cell>
          <table:table-cell table:formula="of:=MID([.B84]; 1; FIND(&quot;%&quot;; [.B84])-1)" office:value-type="string" office:string-value="1.5" calcext:value-type="string">
            <text:p>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1.44% of GDP (2012)</text:p>
            <text:p>1.51% of GDP (2011)</text:p>
            <text:p>1.44% of GDP (2010)</text:p>
          </table:table-cell>
          <table:table-cell table:formula="of:=MID([.B85]; 1; FIND(&quot;%&quot;; [.B85])-1)" office:value-type="string" office:string-value="1.44" calcext:value-type="string">
            <text:p>1.44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0.61% of GDP (2013)</text:p>
            <text:p>0.61% of GDP (2012)</text:p>
            <text:p>0.61% of GDP (2011)</text:p>
            <text:p>0.61% of GDP (2010)</text:p>
          </table:table-cell>
          <table:table-cell table:formula="of:=MID([.B86]; 1; FIND(&quot;%&quot;; [.B86])-1)" office:value-type="string" office:string-value="0.61" calcext:value-type="string">
            <text:p>0.6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0.19% of GDP (2012)</text:p>
            <text:p>0.16% of GDP (2011)</text:p>
            <text:p>0.19% of GDP (2010)</text:p>
          </table:table-cell>
          <table:table-cell table:formula="of:=MID([.B87]; 1; FIND(&quot;%&quot;; [.B87])-1)" office:value-type="string" office:string-value="0.19" calcext:value-type="string">
            <text:p>0.1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0.59% of GDP (2012)</text:p>
            <text:p>0.56% of GDP (2011)</text:p>
            <text:p>0.59% of GDP (2010)</text:p>
          </table:table-cell>
          <table:table-cell table:formula="of:=MID([.B88]; 1; FIND(&quot;%&quot;; [.B88])-1)" office:value-type="string" office:string-value="0.59" calcext:value-type="string">
            <text:p>0.5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0.3% of GDP (2014)</text:p>
            <text:p>0.3% of GDP (2012)</text:p>
            <text:p>0.3% of GDP (2011)</text:p>
            <text:p>0.3% of GDP (2010)</text:p>
          </table:table-cell>
          <table:table-cell table:formula="of:=MID([.B89]; 1; FIND(&quot;%&quot;; [.B89])-1)" office:value-type="string" office:string-value="0.3" calcext:value-type="string">
            <text:p>0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1.12% of GDP (2012)</text:p>
            <text:p>0.99% of GDP (2011)</text:p>
            <text:p>1.12% of GDP (2010)</text:p>
          </table:table-cell>
          <table:table-cell table:formula="of:=MID([.B90]; 1; FIND(&quot;%&quot;; [.B90])-1)" office:value-type="string" office:string-value="1.12" calcext:value-type="string">
            <text:p>1.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j.html" xlink:type="simple">Montenegro</text:a></text:p>
          </table:table-cell>
          <table:table-cell office:value-type="string" calcext:value-type="string">
            <text:p>1.74% of GDP (2014)</text:p>
            <text:p>1.59% of GDP (2013)</text:p>
            <text:p>1.69% of GDP (2012)</text:p>
            <text:p>1.75% of GDP (2011)</text:p>
            <text:p>1.81% of GDP (2010)</text:p>
          </table:table-cell>
          <table:table-cell table:formula="of:=MID([.B91]; 1; FIND(&quot;%&quot;; [.B91])-1)" office:value-type="string" office:string-value="1.74" calcext:value-type="string">
            <text:p>1.7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3.55% of GDP (2012)</text:p>
            <text:p>3.37% of GDP (2011)</text:p>
            <text:p>3.55% of GDP (2010)</text:p>
          </table:table-cell>
          <table:table-cell table:formula="of:=MID([.B92]; 1; FIND(&quot;%&quot;; [.B92])-1)" office:value-type="string" office:string-value="3.55" calcext:value-type="string">
            <text:p>3.5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4.2% of GDP (2015)</text:p>
            <text:p>3.11% of GDP (2012)</text:p>
            <text:p>3.38% of GDP (2011)</text:p>
            <text:p>3.11% of GDP (2010)</text:p>
          </table:table-cell>
          <table:table-cell table:formula="of:=MID([.B93]; 1; FIND(&quot;%&quot;; [.B93])-1)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NA% (2012)</text:p>
            <text:p>1.41% of GDP (2011)</text:p>
            <text:p>NA% (2010)</text:p>
          </table:table-cell>
          <table:table-cell table:formula="of:=MID([.B94]; 1; FIND(&quot;%&quot;; [.B94])-1)" office:value-type="string" office:string-value="NA" calcext:value-type="string">
            <text:p>NA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1.2% of GDP (2013)</text:p>
            <text:p>1.27% of GDP (2012)</text:p>
            <text:p>1.35% of GDP (2011)</text:p>
            <text:p>1.27% of GDP (2010)</text:p>
          </table:table-cell>
          <table:table-cell table:formula="of:=MID([.B95]; 1; FIND(&quot;%&quot;; [.B95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1.13% of GDP (2012)</text:p>
            <text:p>1.12% of GDP (2011)</text:p>
            <text:p>1.13% of GDP (2010)</text:p>
          </table:table-cell>
          <table:table-cell table:formula="of:=MID([.B96]; 1; FIND(&quot;%&quot;; [.B96])-1)" office:value-type="string" office:string-value="1.13" calcext:value-type="string">
            <text:p>1.1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0.63% of GDP (2012)</text:p>
            <text:p>0.53% of GDP (2011)</text:p>
            <text:p>0.63% of GDP (2010)</text:p>
          </table:table-cell>
          <table:table-cell table:formula="of:=MID([.B97]; 1; FIND(&quot;%&quot;; [.B97])-1)" office:value-type="string" office:string-value="0.63" calcext:value-type="string">
            <text:p>0.6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0.89% of GDP (2012)</text:p>
            <text:p>0.98% of GDP (2011)</text:p>
            <text:p>0.89% of GDP (2010)</text:p>
          </table:table-cell>
          <table:table-cell table:formula="of:=MID([.B98]; 1; FIND(&quot;%&quot;; [.B98])-1)" office:value-type="string" office:string-value="0.89" calcext:value-type="string">
            <text:p>0.89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1.06% of GDP (2012)</text:p>
            <text:p>NA% (2011)</text:p>
            <text:p>1.06% of GDP (2010)</text:p>
          </table:table-cell>
          <table:table-cell table:formula="of:=MID([.B99]; 1; FIND(&quot;%&quot;; [.B99])-1)" office:value-type="string" office:string-value="1.06" calcext:value-type="string">
            <text:p>1.0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1.4% of GDP (2012)</text:p>
            <text:p>1.47% of GDP (2011)</text:p>
            <text:p>1.4% of GDP (2010)</text:p>
          </table:table-cell>
          <table:table-cell table:formula="of:=MID([.B100]; 1; FIND(&quot;%&quot;; [.B100])-1)" office:value-type="string" office:string-value="1.4" calcext:value-type="string">
            <text:p>1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8.61% of GDP (2012)</text:p>
            <text:p>6.13% of GDP (2011)</text:p>
            <text:p>8.61% of GDP (2010)</text:p>
          </table:table-cell>
          <table:table-cell table:formula="of:=MID([.B101]; 1; FIND(&quot;%&quot;; [.B101])-1)" office:value-type="string" office:string-value="8.61" calcext:value-type="string">
            <text:p>8.6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3.5% of GDP (2013)</text:p>
            <text:p>3.5% of GDP (2012)</text:p>
            <text:p>3.2% of GDP (2011)</text:p>
          </table:table-cell>
          <table:table-cell table:formula="of:=MID([.B102]; 1; FIND(&quot;%&quot;; [.B102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0.54% of GDP (2012)</text:p>
            <text:p>0.6% of GDP (2011)</text:p>
            <text:p>0.54% of GDP (2010)</text:p>
          </table:table-cell>
          <table:table-cell table:formula="of:=MID([.B103]; 1; FIND(&quot;%&quot;; [.B103])-1)" office:value-type="string" office:string-value="0.54" calcext:value-type="string">
            <text:p>0.5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1.66% of GDP (2012)</text:p>
            <text:p>1.16% of GDP (2011)</text:p>
            <text:p>1.66% of GDP (2010)</text:p>
          </table:table-cell>
          <table:table-cell table:formula="of:=MID([.B104]; 1; FIND(&quot;%&quot;; [.B104])-1)" office:value-type="string" office:string-value="1.66" calcext:value-type="string">
            <text:p>1.6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1.28% of GDP (2012)</text:p>
            <text:p>1.15% of GDP (2011)</text:p>
            <text:p>1.28% of GDP (2010)</text:p>
          </table:table-cell>
          <table:table-cell table:formula="of:=MID([.B105]; 1; FIND(&quot;%&quot;; [.B105])-1)" office:value-type="string" office:string-value="1.28" calcext:value-type="string">
            <text:p>1.2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1.19% of GDP (2012)</text:p>
            <text:p>1.21% of GDP (2011)</text:p>
            <text:p>1.19% of GDP (2010)</text:p>
          </table:table-cell>
          <table:table-cell table:formula="of:=MID([.B106]; 1; FIND(&quot;%&quot;; [.B106])-1)" office:value-type="string" office:string-value="1.19" calcext:value-type="string">
            <text:p>1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1.95% of GDP (2014)</text:p>
            <text:p>1.95% of GDP (2013)</text:p>
            <text:p>1.91% of GDP (2012)</text:p>
            <text:p>1.83% of GDP (2011)</text:p>
            <text:p>1.91% of GDP (2010)</text:p>
          </table:table-cell>
          <table:table-cell table:formula="of:=MID([.B107]; 1; FIND(&quot;%&quot;; [.B107])-1)" office:value-type="string" office:string-value="1.95" calcext:value-type="string">
            <text:p>1.9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1.29% of GDP (2014)</text:p>
            <text:p>1.2% of GDP (2013)</text:p>
            <text:p>1.78% of GDP (2012)</text:p>
          </table:table-cell>
          <table:table-cell table:formula="of:=MID([.B108]; 1; FIND(&quot;%&quot;; [.B108])-1)" office:value-type="string" office:string-value="1.29" calcext:value-type="string">
            <text:p>1.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1.42% of GDP (2014 est.)</text:p>
            <text:p>1.3% of GDP (2013)</text:p>
            <text:p>1.29% of GDP (2012)</text:p>
            <text:p>1.3% of GDP (2011)</text:p>
            <text:p>1.29% of GDP (2010)</text:p>
          </table:table-cell>
          <table:table-cell table:formula="of:=MID([.B109]; 1; FIND(&quot;%&quot;; [.B109])-1)" office:value-type="string" office:string-value="1.42" calcext:value-type="string">
            <text:p>1.42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3.49% of GDP (2014)</text:p>
            <text:p>3.18% of GDP (2013)</text:p>
            <text:p>2.92% of GDP (2012)</text:p>
            <text:p>2.71% of GDP (2011)</text:p>
          </table:table-cell>
          <table:table-cell table:formula="of:=MID([.B110]; 1; FIND(&quot;%&quot;; [.B110])-1)" office:value-type="string" office:string-value="3.49" calcext:value-type="string">
            <text:p>3.4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1.12% of GDP (2012)</text:p>
            <text:p>1.19% of GDP (2011)</text:p>
            <text:p>1.12% of GDP (2010)</text:p>
          </table:table-cell>
          <table:table-cell table:formula="of:=MID([.B111]; 1; FIND(&quot;%&quot;; [.B111])-1)" office:value-type="string" office:string-value="1.12" calcext:value-type="string">
            <text:p>1.1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7.98% of GDP (2012)</text:p>
            <text:p>7.25% of GDP (2011)</text:p>
            <text:p>7.98% of GDP (2010)</text:p>
          </table:table-cell>
          <table:table-cell table:formula="of:=MID([.B112]; 1; FIND(&quot;%&quot;; [.B112])-1)" office:value-type="string" office:string-value="7.98" calcext:value-type="string">
            <text:p>7.98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1.44% of GDP (2015 est.)</text:p>
            <text:p>1.49% of GDP (2014)</text:p>
            <text:p>1.48% of GDP (2013)</text:p>
            <text:p>1.77% of GDP (2012)</text:p>
          </table:table-cell>
          <table:table-cell table:formula="of:=MID([.B113]; 1; FIND(&quot;%&quot;; [.B113])-1)" office:value-type="string" office:string-value="1.44" calcext:value-type="string">
            <text:p>1.4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0.89% of GDP (2012)</text:p>
            <text:p>0.82% of GDP (2011)</text:p>
            <text:p>0.89% of GDP (2010)</text:p>
          </table:table-cell>
          <table:table-cell table:formula="of:=MID([.B114]; 1; FIND(&quot;%&quot;; [.B114])-1)" office:value-type="string" office:string-value="0.89" calcext:value-type="string">
            <text:p>0.8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0.72% of GDP (2012)</text:p>
            <text:p>0.8% of GDP (2011)</text:p>
            <text:p>0.72% of GDP (2010)</text:p>
          </table:table-cell>
          <table:table-cell table:formula="of:=MID([.B115]; 1; FIND(&quot;%&quot;; [.B115])-1)" office:value-type="string" office:string-value="0.72" calcext:value-type="string">
            <text:p>0.7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n.html" xlink:type="simple">Singapore</text:a></text:p>
          </table:table-cell>
          <table:table-cell office:value-type="string" calcext:value-type="string">
            <text:p>3.52% of GDP (2012)</text:p>
            <text:p>3.47% of GDP (2011)</text:p>
            <text:p>3.52% of GDP (2010)</text:p>
          </table:table-cell>
          <table:table-cell table:formula="of:=MID([.B116]; 1; FIND(&quot;%&quot;; [.B116])-1)" office:value-type="string" office:string-value="3.52" calcext:value-type="string">
            <text:p>3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1.02% of GDP (2014)</text:p>
            <text:p>1% of GDP (2013)</text:p>
            <text:p>1.12% of GDP (2012)</text:p>
            <text:p>1.1% of GDP (2011)</text:p>
            <text:p>1.12% of GDP (2010)</text:p>
          </table:table-cell>
          <table:table-cell table:formula="of:=MID([.B117]; 1; FIND(&quot;%&quot;; [.B117])-1)" office:value-type="string" office:string-value="1.02" calcext:value-type="string">
            <text:p>1.0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1.18% of GDP (2012)</text:p>
            <text:p>1.32% of GDP (2011)</text:p>
            <text:p>1.18% of GDP (2010)</text:p>
          </table:table-cell>
          <table:table-cell table:formula="of:=MID([.B118]; 1; FIND(&quot;%&quot;; [.B118])-1)" office:value-type="string" office:string-value="1.18" calcext:value-type="string">
            <text:p>1.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1.2% of GDP (2014)</text:p>
            <text:p>1% of GDP (2013)</text:p>
            <text:p>1.16% of GDP (2012)</text:p>
            <text:p>1.14% of GDP (2011)</text:p>
            <text:p>1.16% of GDP (2010)</text:p>
          </table:table-cell>
          <table:table-cell table:formula="of:=MID([.B119]; 1; FIND(&quot;%&quot;; [.B119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od.html" xlink:type="simple">South Sudan</text:a></text:p>
          </table:table-cell>
          <table:table-cell office:value-type="string" calcext:value-type="string">
            <text:p>10.32% of GDP (2012)</text:p>
            <text:p>5.8% of GDP (2011)</text:p>
            <text:p>10.32% of GDP (2010)</text:p>
          </table:table-cell>
          <table:table-cell table:formula="of:=MID([.B120]; 1; FIND(&quot;%&quot;; [.B120])-1)" office:value-type="string" office:string-value="10.32" calcext:value-type="string">
            <text:p>10.3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0.86% of GDP (2012)</text:p>
            <text:p>0.95% of GDP (2011)</text:p>
            <text:p>0.86% of GDP (2010)</text:p>
          </table:table-cell>
          <table:table-cell table:formula="of:=MID([.B121]; 1; FIND(&quot;%&quot;; [.B121])-1)" office:value-type="string" office:string-value="0.86" calcext:value-type="string">
            <text:p>0.8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2.43% of GDP (2012)</text:p>
            <text:p>2.89% of GDP (2011)</text:p>
            <text:p>2.43% of GDP (2010)</text:p>
          </table:table-cell>
          <table:table-cell table:formula="of:=MID([.B122]; 1; FIND(&quot;%&quot;; [.B122])-1)" office:value-type="string" office:string-value="2.43" calcext:value-type="string">
            <text:p>2.4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3.17% of GDP (2012)</text:p>
            <text:p>3.11% of GDP (2011)</text:p>
            <text:p>3.17% of GDP (2010)</text:p>
          </table:table-cell>
          <table:table-cell table:formula="of:=MID([.B123]; 1; FIND(&quot;%&quot;; [.B123])-1)" office:value-type="string" office:string-value="3.17" calcext:value-type="string">
            <text:p>3.1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1.18% of GDP (2012)</text:p>
            <text:p>1.17% of GDP (2011)</text:p>
            <text:p>1.18% of GDP (2010)</text:p>
          </table:table-cell>
          <table:table-cell table:formula="of:=MID([.B124]; 1; FIND(&quot;%&quot;; [.B124])-1)" office:value-type="string" office:string-value="1.18" calcext:value-type="string">
            <text:p>1.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0.64% of GDP (2014)</text:p>
            <text:p>0.69% of GDP (2013)</text:p>
            <text:p>0.76% of GDP (2012)</text:p>
            <text:p>0.75% of GDP (2011)</text:p>
            <text:p>0.76% of GDP (2010)</text:p>
          </table:table-cell>
          <table:table-cell table:formula="of:=MID([.B125]; 1; FIND(&quot;%&quot;; [.B125])-1)" office:value-type="string" office:string-value="0.64" calcext:value-type="string">
            <text:p>0.6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1.13% of GDP (2012)</text:p>
            <text:p>1.12% of GDP (2011)</text:p>
            <text:p>1.13% of GDP (2010)</text:p>
          </table:table-cell>
          <table:table-cell table:formula="of:=MID([.B126]; 1; FIND(&quot;%&quot;; [.B126])-1)" office:value-type="string" office:string-value="1.13" calcext:value-type="string">
            <text:p>1.1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1.5% of GDP (2013)</text:p>
            <text:p>1.47% of GDP (2012)</text:p>
            <text:p>1.6% of GDP (2011)</text:p>
            <text:p>1.47% of GDP (2010)</text:p>
          </table:table-cell>
          <table:table-cell table:formula="of:=MID([.B127]; 1; FIND(&quot;%&quot;; [.B127])-1)" office:value-type="string" office:string-value="1.5" calcext:value-type="string">
            <text:p>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t.html" xlink:type="simple">Timor-Leste</text:a></text:p>
          </table:table-cell>
          <table:table-cell office:value-type="string" calcext:value-type="string">
            <text:p>2.92% of GDP (2012)</text:p>
            <text:p>2.6% of GDP (2011)</text:p>
            <text:p>2.92% of GDP (2010)</text:p>
          </table:table-cell>
          <table:table-cell table:formula="of:=MID([.B128]; 1; FIND(&quot;%&quot;; [.B128])-1)" office:value-type="string" office:string-value="2.92" calcext:value-type="string">
            <text:p>2.9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NA% (2012)</text:p>
            <text:p>1.6% of GDP (2011)</text:p>
            <text:p>NA% (2010)</text:p>
          </table:table-cell>
          <table:table-cell table:formula="of:=MID([.B129]; 1; FIND(&quot;%&quot;; [.B129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1.55% of GDP (2012)</text:p>
            <text:p>1.34% of GDP (2011)</text:p>
            <text:p>1.55% of GDP (2010)</text:p>
          </table:table-cell>
          <table:table-cell table:formula="of:=MID([.B130]; 1; FIND(&quot;%&quot;; [.B130])-1)" office:value-type="string" office:string-value="1.55" calcext:value-type="string">
            <text:p>1.55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2.29% of GDP (2015 forecast)</text:p>
            <text:p>2.36% of GDP (2014)</text:p>
            <text:p>2.39% of GDP (2013)</text:p>
            <text:p>2.31% of GDP (2012)</text:p>
            <text:p>2.28% of GDP (2011)</text:p>
          </table:table-cell>
          <table:table-cell table:formula="of:=MID([.B131]; 1; FIND(&quot;%&quot;; [.B131])-1)" office:value-type="string" office:string-value="2.29" calcext:value-type="string">
            <text:p>2.2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2.2% of GDP (2013)</text:p>
            <text:p>1.45% of GDP (2012)</text:p>
            <text:p>3.73% of GDP (2011)</text:p>
            <text:p>1.45% of GDP (2010)</text:p>
          </table:table-cell>
          <table:table-cell table:formula="of:=MID([.B132]; 1; FIND(&quot;%&quot;; [.B132])-1)" office:value-type="string" office:string-value="2.2" calcext:value-type="string">
            <text:p>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2.77% of GDP (2012)</text:p>
            <text:p>2.4% of GDP (2011)</text:p>
            <text:p>2.77% of GDP (2010)</text:p>
          </table:table-cell>
          <table:table-cell table:formula="of:=MID([.B133]; 1; FIND(&quot;%&quot;; [.B133])-1)" office:value-type="string" office:string-value="2.77" calcext:value-type="string">
            <text:p>2.7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NA% (2012)</text:p>
            <text:p>5.5% of GDP (2011)</text:p>
            <text:p>NA% (2010)</text:p>
          </table:table-cell>
          <table:table-cell table:formula="of:=MID([.B134]; 1; FIND(&quot;%&quot;; [.B134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2.49% of GDP (2012)</text:p>
            <text:p>2.48% of GDP (2011)</text:p>
            <text:p>2.49% of GDP (2010)</text:p>
          </table:table-cell>
          <table:table-cell table:formula="of:=MID([.B135]; 1; FIND(&quot;%&quot;; [.B135])-1)" office:value-type="string" office:string-value="2.49" calcext:value-type="string">
            <text:p>2.4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4.35% of GDP (2012)</text:p>
            <text:p>4.75% of GDP (2011)</text:p>
            <text:p>4.35% of GDP (2010)</text:p>
          </table:table-cell>
          <table:table-cell table:formula="of:=MID([.B136]; 1; FIND(&quot;%&quot;; [.B136])-1)" office:value-type="string" office:string-value="4.35" calcext:value-type="string">
            <text:p>4.3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1.95% of GDP (2012)</text:p>
            <text:p>1.94% of GDP (2011)</text:p>
            <text:p>1.95% of GDP (2010)</text:p>
          </table:table-cell>
          <table:table-cell table:formula="of:=MID([.B137]; 1; FIND(&quot;%&quot;; [.B137])-1)" office:value-type="string" office:string-value="1.95" calcext:value-type="string">
            <text:p>1.9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2.6% of GDP (2013)</text:p>
            <text:p>2.5% of GDP (2012)</text:p>
            <text:p>1.8% of GDP (2011)</text:p>
          </table:table-cell>
          <table:table-cell table:formula="of:=MID([.B138]; 1; FIND(&quot;%&quot;; [.B138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2.37% of GDP (2012)</text:p>
            <text:p>2.17% of GDP (2011)</text:p>
            <text:p>2.37% of GDP (2010)</text:p>
          </table:table-cell>
          <table:table-cell table:formula="of:=MID([.B139]; 1; FIND(&quot;%&quot;; [.B139])-1)" office:value-type="string" office:string-value="2.37" calcext:value-type="string">
            <text:p>2.3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xx.html" xlink:type="simple">World</text:a></text:p>
          </table:table-cell>
          <table:table-cell office:value-type="string" calcext:value-type="string">
            <text:p>2.42% of GDP (2012)</text:p>
            <text:p>2.51% of GDP (2011)</text:p>
            <text:p>2.42% of GDP (2010)</text:p>
          </table:table-cell>
          <table:table-cell table:formula="of:=MID([.B140]; 1; FIND(&quot;%&quot;; [.B140])-1)" office:value-type="string" office:string-value="2.42" calcext:value-type="string">
            <text:p>2.4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4.02% of GDP (2012)</text:p>
            <text:p>3.48% of GDP (2011)</text:p>
            <text:p>4.02% of GDP (2010)</text:p>
          </table:table-cell>
          <table:table-cell table:formula="of:=MID([.B141]; 1; FIND(&quot;%&quot;; [.B141])-1)" office:value-type="string" office:string-value="4.02" calcext:value-type="string">
            <text:p>4.0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1.55% of GDP (2012)</text:p>
            <text:p>1.59% of GDP (2011)</text:p>
            <text:p>1.55% of GDP (2010)</text:p>
          </table:table-cell>
          <table:table-cell table:formula="of:=MID([.B142]; 1; FIND(&quot;%&quot;; [.B142])-1)" office:value-type="string" office:string-value="1.55" calcext:value-type="string">
            <text:p>1.5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zi.html" xlink:type="simple">Zimbabwe</text:a></text:p>
          </table:table-cell>
          <table:table-cell office:value-type="string" calcext:value-type="string">
            <text:p>2.79% of GDP (2014)</text:p>
          </table:table-cell>
          <table:table-cell table:formula="of:=MID([.B143]; 1; FIND(&quot;%&quot;; [.B143])-1)" office:value-type="string" office:string-value="2.79" calcext:value-type="string">
            <text:p>2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23:42.778000000</meta:creation-date>
    <dc:date>2023-07-17T15:24:45.737000000</dc:date>
    <meta:editing-duration>PT1M3S</meta:editing-duration>
    <meta:editing-cycles>1</meta:editing-cycles>
    <meta:document-statistic meta:table-count="1" meta:cell-count="428" meta:object-count="0"/>
    <meta:generator>LibreOffice/6.2.4.2$Windows_X86_64 LibreOffice_project/2412653d852ce75f65fbfa83fb7e7b669a126d64</meta:generator>
  </office:meta>
</office:document-meta>
</file>